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6299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4366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5">
      <number:number number:decimal-places="2" number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5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ush_Pop_4K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Uni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ntel Core i5-4590</text:p>
          </table:table-cell>
          <table:table-cell table:style-name="ce1" office:value-type="string" calcext:value-type="string">
            <text:p>ms / iter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No.</text:p>
          </table:table-cell>
          <table:table-cell table:style-name="ce1" office:value-type="string" calcext:value-type="string">
            <text:p>Std-Binary</text:p>
          </table:table-cell>
          <table:table-cell table:style-name="ce1" office:value-type="string" calcext:value-type="string">
            <text:p>SDary-2</text:p>
          </table:table-cell>
          <table:table-cell table:style-name="ce1" office:value-type="string" calcext:value-type="string">
            <text:p>SDary-3</text:p>
          </table:table-cell>
          <table:table-cell table:style-name="ce1" office:value-type="string" calcext:value-type="string">
            <text:p>SDary-4</text:p>
          </table:table-cell>
          <table:table-cell table:style-name="ce1" office:value-type="string" calcext:value-type="string">
            <text:p><text:span text:style-name="T1">SDary-2</text:span> Rel. Speed</text:p>
          </table:table-cell>
          <table:table-cell table:style-name="ce1" office:value-type="string" calcext:value-type="string">
            <text:p><text:span text:style-name="T1">SDary-3</text:span> Rel. Speed</text:p>
          </table:table-cell>
          <table:table-cell table:style-name="ce1" office:value-type="string" calcext:value-type="string">
            <text:p><text:span text:style-name="T1">SDary-4</text:span> Rel. Spe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4" calcext:value-type="float">
            <text:p>0.344</text:p>
          </table:table-cell>
          <table:table-cell office:value-type="float" office:value="0.335" calcext:value-type="float">
            <text:p>0.335</text:p>
          </table:table-cell>
          <table:table-cell table:style-name="ce4" table:formula="of:=([.B5]-[.C5])/[.C5]" office:value-type="float" office:value="-0.322766570605187" calcext:value-type="float">
            <text:p>-32%</text:p>
          </table:table-cell>
          <table:table-cell table:style-name="ce4" table:formula="of:=([.B5]-[.D5])/[.D5]" office:value-type="float" office:value="-0.316860465116279" calcext:value-type="float">
            <text:p>-32%</text:p>
          </table:table-cell>
          <table:table-cell table:style-name="ce4" table:formula="of:=([.B5]-[.E5])/[.E5]" office:value-type="float" office:value="-0.298507462686567" calcext:value-type="float">
            <text:p>-30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2" calcext:value-type="float">
            <text:p>0.232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2" calcext:value-type="float">
            <text:p>0.332</text:p>
          </table:table-cell>
          <table:table-cell table:style-name="ce4" table:formula="of:=([.B6]-[.C6])/[.C6]" office:value-type="float" office:value="-0.346478873239437" calcext:value-type="float">
            <text:p>-35%</text:p>
          </table:table-cell>
          <table:table-cell table:style-name="ce4" table:formula="of:=([.B6]-[.D6])/[.D6]" office:value-type="float" office:value="-0.30952380952381" calcext:value-type="float">
            <text:p>-31%</text:p>
          </table:table-cell>
          <table:table-cell table:style-name="ce4" table:formula="of:=([.B6]-[.E6])/[.E6]" office:value-type="float" office:value="-0.301204819277108" calcext:value-type="float">
            <text:p>-30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2" calcext:value-type="float">
            <text:p>0.222</text:p>
          </table:table-cell>
          <table:table-cell office:value-type="float" office:value="0.357" calcext:value-type="float">
            <text:p>0.35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" calcext:value-type="float">
            <text:p>0.330</text:p>
          </table:table-cell>
          <table:table-cell table:style-name="ce4" table:formula="of:=([.B7]-[.C7])/[.C7]" office:value-type="float" office:value="-0.378151260504202" calcext:value-type="float">
            <text:p>-38%</text:p>
          </table:table-cell>
          <table:table-cell table:style-name="ce4" table:formula="of:=([.B7]-[.D7])/[.D7]" office:value-type="float" office:value="-0.343195266272189" calcext:value-type="float">
            <text:p>-34%</text:p>
          </table:table-cell>
          <table:table-cell table:style-name="ce4" table:formula="of:=([.B7]-[.E7])/[.E7]" office:value-type="float" office:value="-0.327272727272727" calcext:value-type="float">
            <text:p>-33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0</text:p>
          </table:table-cell>
          <table:table-cell office:value-type="float" office:value="0.356" calcext:value-type="float">
            <text:p>0.356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7" calcext:value-type="float">
            <text:p>0.337</text:p>
          </table:table-cell>
          <table:table-cell table:style-name="ce4" table:formula="of:=([.B8]-[.C8])/[.C8]" office:value-type="float" office:value="-0.297752808988764" calcext:value-type="float">
            <text:p>-30%</text:p>
          </table:table-cell>
          <table:table-cell table:style-name="ce4" table:formula="of:=([.B8]-[.D8])/[.D8]" office:value-type="float" office:value="-0.262536873156342" calcext:value-type="float">
            <text:p>-26%</text:p>
          </table:table-cell>
          <table:table-cell table:style-name="ce4" table:formula="of:=([.B8]-[.E8])/[.E8]" office:value-type="float" office:value="-0.258160237388724" calcext:value-type="float">
            <text:p>-26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5" calcext:value-type="float">
            <text:p>0.245</text:p>
          </table:table-cell>
          <table:table-cell office:value-type="float" office:value="0.354" calcext:value-type="float">
            <text:p>0.354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1" calcext:value-type="float">
            <text:p>0.331</text:p>
          </table:table-cell>
          <table:table-cell table:style-name="ce4" table:formula="of:=([.B9]-[.C9])/[.C9]" office:value-type="float" office:value="-0.307909604519774" calcext:value-type="float">
            <text:p>-31%</text:p>
          </table:table-cell>
          <table:table-cell table:style-name="ce4" table:formula="of:=([.B9]-[.D9])/[.D9]" office:value-type="float" office:value="-0.27299703264095" calcext:value-type="float">
            <text:p>-27%</text:p>
          </table:table-cell>
          <table:table-cell table:style-name="ce4" table:formula="of:=([.B9]-[.E9])/[.E9]" office:value-type="float" office:value="-0.259818731117825" calcext:value-type="float">
            <text:p>-26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" calcext:value-type="float">
            <text:p>0.245</text:p>
          </table:table-cell>
          <table:table-cell office:value-type="float" office:value="0.357" calcext:value-type="float">
            <text:p>0.35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1" calcext:value-type="float">
            <text:p>0.331</text:p>
          </table:table-cell>
          <table:table-cell table:style-name="ce4" table:formula="of:=([.B10]-[.C10])/[.C10]" office:value-type="float" office:value="-0.313725490196078" calcext:value-type="float">
            <text:p>-31%</text:p>
          </table:table-cell>
          <table:table-cell table:style-name="ce4" table:formula="of:=([.B10]-[.D10])/[.D10]" office:value-type="float" office:value="-0.275147928994083" calcext:value-type="float">
            <text:p>-28%</text:p>
          </table:table-cell>
          <table:table-cell table:style-name="ce4" table:formula="of:=([.B10]-[.E10])/[.E10]" office:value-type="float" office:value="-0.259818731117825" calcext:value-type="float">
            <text:p>-26%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 table:number-columns-repeated="4"/>
        </table:table-row>
        <table:table-row table:style-name="ro1">
          <table:table-cell/>
          <table:table-cell table:style-name="ce3" table:number-columns-repeated="3"/>
          <table:table-cell table:style-name="ce1" office:value-type="string" calcext:value-type="string">
            <text:p>Ave.</text:p>
          </table:table-cell>
          <table:table-cell table:style-name="ce5" table:formula="of:=TRIMMEAN([.F5:.F10];0.1)" office:value-type="percentage" office:value="-0.327797434675574" calcext:value-type="percentage">
            <text:p>-33%</text:p>
          </table:table-cell>
          <table:table-cell table:style-name="ce5" table:formula="of:=TRIMMEAN([.G5:.G10];0.1)" office:value-type="percentage" office:value="-0.296710229283942" calcext:value-type="percentage">
            <text:p>-30%</text:p>
          </table:table-cell>
          <table:table-cell table:style-name="ce5" table:formula="of:=TRIMMEAN([.H5:.H10];0.1)" office:value-type="percentage" office:value="-0.284130451476796" calcext:value-type="percentage">
            <text:p>-28%</text:p>
          </table:table-cell>
          <table:table-cell table:style-name="ce5"/>
        </table:table-row>
        <table:table-row table:style-name="ro1" table:number-rows-repeated="3">
          <table:table-cell/>
          <table:table-cell table:style-name="ce3" table:number-columns-repeated="4"/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4"/>
        </table:table-row>
      </table:table>
      <table:table table:name="Push_Pop_40K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0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Unit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ntel Core i5-4590</text:p>
          </table:table-cell>
          <table:table-cell table:style-name="ce1" office:value-type="string" calcext:value-type="string">
            <text:p>ms / iter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No.</text:p>
          </table:table-cell>
          <table:table-cell table:style-name="ce1" office:value-type="string" calcext:value-type="string">
            <text:p>Std-Binary</text:p>
          </table:table-cell>
          <table:table-cell table:style-name="ce1" office:value-type="string" calcext:value-type="string">
            <text:p>SDary-2</text:p>
          </table:table-cell>
          <table:table-cell table:style-name="ce1" office:value-type="string" calcext:value-type="string">
            <text:p>SDary-3</text:p>
          </table:table-cell>
          <table:table-cell table:style-name="ce1" office:value-type="string" calcext:value-type="string">
            <text:p>SDary-4</text:p>
          </table:table-cell>
          <table:table-cell table:style-name="ce1" office:value-type="string" calcext:value-type="string">
            <text:p><text:span text:style-name="T1">SDary-2</text:span> Rel. Speed</text:p>
          </table:table-cell>
          <table:table-cell table:style-name="ce1" office:value-type="string" calcext:value-type="string">
            <text:p><text:span text:style-name="T1">SDary-3</text:span> Rel. Speed</text:p>
          </table:table-cell>
          <table:table-cell table:style-name="ce1" office:value-type="string" calcext:value-type="string">
            <text:p><text:span text:style-name="T1">SDary-4</text:span> Rel. 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0</text:p>
          </table:table-cell>
          <table:table-cell office:value-type="float" office:value="5.71" calcext:value-type="float">
            <text:p>5.71</text:p>
          </table:table-cell>
          <table:table-cell office:value-type="float" office:value="5.13" calcext:value-type="float">
            <text:p>5.13</text:p>
          </table:table-cell>
          <table:table-cell office:value-type="float" office:value="5.5" calcext:value-type="float">
            <text:p>5.50</text:p>
          </table:table-cell>
          <table:table-cell table:style-name="ce4" table:formula="of:=([.B5]-[.C5])/[.C5]" office:value-type="float" office:value="-0.0192644483362522" calcext:value-type="float">
            <text:p>-2%</text:p>
          </table:table-cell>
          <table:table-cell table:style-name="ce4" table:formula="of:=([.B5]-[.D5])/[.D5]" office:value-type="float" office:value="0.0916179337231968" calcext:value-type="float">
            <text:p>+9%</text:p>
          </table:table-cell>
          <table:table-cell table:style-name="ce4" table:formula="of:=([.B5]-[.E5])/[.E5]" office:value-type="float" office:value="0.0181818181818181" calcext:value-type="float">
            <text:p>+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62" calcext:value-type="float">
            <text:p>5.62</text:p>
          </table:table-cell>
          <table:table-cell office:value-type="float" office:value="5.71" calcext:value-type="float">
            <text:p>5.71</text:p>
          </table:table-cell>
          <table:table-cell office:value-type="float" office:value="5.13" calcext:value-type="float">
            <text:p>5.13</text:p>
          </table:table-cell>
          <table:table-cell office:value-type="float" office:value="5.49" calcext:value-type="float">
            <text:p>5.49</text:p>
          </table:table-cell>
          <table:table-cell table:style-name="ce4" table:formula="of:=([.B6]-[.C6])/[.C6]" office:value-type="float" office:value="-0.0157618213660245" calcext:value-type="float">
            <text:p>-2%</text:p>
          </table:table-cell>
          <table:table-cell table:style-name="ce4" table:formula="of:=([.B6]-[.D6])/[.D6]" office:value-type="float" office:value="0.0955165692007798" calcext:value-type="float">
            <text:p>+10%</text:p>
          </table:table-cell>
          <table:table-cell table:style-name="ce4" table:formula="of:=([.B6]-[.E6])/[.E6]" office:value-type="float" office:value="0.0236794171220401" calcext:value-type="float">
            <text:p>+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9" calcext:value-type="float">
            <text:p>5.49</text:p>
          </table:table-cell>
          <table:table-cell office:value-type="float" office:value="5.69" calcext:value-type="float">
            <text:p>5.69</text:p>
          </table:table-cell>
          <table:table-cell office:value-type="float" office:value="5.13" calcext:value-type="float">
            <text:p>5.13</text:p>
          </table:table-cell>
          <table:table-cell office:value-type="float" office:value="5.48" calcext:value-type="float">
            <text:p>5.48</text:p>
          </table:table-cell>
          <table:table-cell table:style-name="ce4" table:formula="of:=([.B7]-[.C7])/[.C7]" office:value-type="float" office:value="-0.0351493848857645" calcext:value-type="float">
            <text:p>-4%</text:p>
          </table:table-cell>
          <table:table-cell table:style-name="ce4" table:formula="of:=([.B7]-[.D7])/[.D7]" office:value-type="float" office:value="0.0701754385964913" calcext:value-type="float">
            <text:p>+7%</text:p>
          </table:table-cell>
          <table:table-cell table:style-name="ce4" table:formula="of:=([.B7]-[.E7])/[.E7]" office:value-type="float" office:value="0.00182481751824814" calcext:value-type="float">
            <text:p>+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56" calcext:value-type="float">
            <text:p>5.56</text:p>
          </table:table-cell>
          <table:table-cell office:value-type="float" office:value="5.73" calcext:value-type="float">
            <text:p>5.73</text:p>
          </table:table-cell>
          <table:table-cell office:value-type="float" office:value="5.16" calcext:value-type="float">
            <text:p>5.16</text:p>
          </table:table-cell>
          <table:table-cell office:value-type="float" office:value="5.53" calcext:value-type="float">
            <text:p>5.53</text:p>
          </table:table-cell>
          <table:table-cell table:style-name="ce4" table:formula="of:=([.B8]-[.C8])/[.C8]" office:value-type="float" office:value="-0.0296684118673649" calcext:value-type="float">
            <text:p>-3%</text:p>
          </table:table-cell>
          <table:table-cell table:style-name="ce4" table:formula="of:=([.B8]-[.D8])/[.D8]" office:value-type="float" office:value="0.0775193798449611" calcext:value-type="float">
            <text:p>+8%</text:p>
          </table:table-cell>
          <table:table-cell table:style-name="ce4" table:formula="of:=([.B8]-[.E8])/[.E8]" office:value-type="float" office:value="0.00542495479204328" calcext:value-type="float">
            <text:p>+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9" calcext:value-type="float">
            <text:p>5.49</text:p>
          </table:table-cell>
          <table:table-cell office:value-type="float" office:value="5.72" calcext:value-type="float">
            <text:p>5.72</text:p>
          </table:table-cell>
          <table:table-cell office:value-type="float" office:value="5.14" calcext:value-type="float">
            <text:p>5.14</text:p>
          </table:table-cell>
          <table:table-cell office:value-type="float" office:value="5.5" calcext:value-type="float">
            <text:p>5.50</text:p>
          </table:table-cell>
          <table:table-cell table:style-name="ce4" table:formula="of:=([.B9]-[.C9])/[.C9]" office:value-type="float" office:value="-0.0402097902097901" calcext:value-type="float">
            <text:p>-4%</text:p>
          </table:table-cell>
          <table:table-cell table:style-name="ce4" table:formula="of:=([.B9]-[.D9])/[.D9]" office:value-type="float" office:value="0.0680933852140079" calcext:value-type="float">
            <text:p>+7%</text:p>
          </table:table-cell>
          <table:table-cell table:style-name="ce4" table:formula="of:=([.B9]-[.E9])/[.E9]" office:value-type="float" office:value="-0.00181818181818178" calcext:value-type="float">
            <text:p>-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6" calcext:value-type="float">
            <text:p>5.56</text:p>
          </table:table-cell>
          <table:table-cell office:value-type="float" office:value="5.75" calcext:value-type="float">
            <text:p>5.75</text:p>
          </table:table-cell>
          <table:table-cell office:value-type="float" office:value="5.17" calcext:value-type="float">
            <text:p>5.17</text:p>
          </table:table-cell>
          <table:table-cell office:value-type="float" office:value="5.53" calcext:value-type="float">
            <text:p>5.53</text:p>
          </table:table-cell>
          <table:table-cell table:style-name="ce4" table:formula="of:=([.B10]-[.C10])/[.C10]" office:value-type="float" office:value="-0.0330434782608696" calcext:value-type="float">
            <text:p>-3%</text:p>
          </table:table-cell>
          <table:table-cell table:style-name="ce4" table:formula="of:=([.B10]-[.D10])/[.D10]" office:value-type="float" office:value="0.0754352030947775" calcext:value-type="float">
            <text:p>+8%</text:p>
          </table:table-cell>
          <table:table-cell table:style-name="ce4" table:formula="of:=([.B10]-[.E10])/[.E10]" office:value-type="float" office:value="0.00542495479204328" calcext:value-type="float">
            <text:p>+1%</text:p>
          </table:table-cell>
        </table:table-row>
        <table:table-row table:style-name="ro1">
          <table:table-cell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table:style-name="ce3" table:number-columns-repeated="3"/>
          <table:table-cell table:style-name="ce1" office:value-type="string" calcext:value-type="string">
            <text:p>Ave.</text:p>
          </table:table-cell>
          <table:table-cell table:style-name="ce5" table:formula="of:=TRIMMEAN([.F5:.F10];0.1)" office:value-type="percentage" office:value="-0.028849555821011" calcext:value-type="percentage">
            <text:p>-3%</text:p>
          </table:table-cell>
          <table:table-cell table:style-name="ce5" table:formula="of:=TRIMMEAN([.G5:.G10];0.1)" office:value-type="percentage" office:value="0.0797263182790357" calcext:value-type="percentage">
            <text:p>+8%</text:p>
          </table:table-cell>
          <table:table-cell table:style-name="ce5" table:formula="of:=TRIMMEAN([.H5:.H10];0.1)" office:value-type="percentage" office:value="0.00878629676466852" calcext:value-type="percentage">
            <text:p>+1%</text:p>
          </table:table-cell>
        </table:table-row>
        <table:table-row table:style-name="ro1" table:number-rows-repeated="3">
          <table:table-cell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number-columns-repeated="3"/>
        </table:table-row>
      </table:table>
      <table:table table:name="Push_Pop_400K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7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Unit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ntel Core i5-4590</text:p>
          </table:table-cell>
          <table:table-cell table:style-name="ce1" office:value-type="string" calcext:value-type="string">
            <text:p>ms / iter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No.</text:p>
          </table:table-cell>
          <table:table-cell table:style-name="ce1" office:value-type="string" calcext:value-type="string">
            <text:p>Std-Binary</text:p>
          </table:table-cell>
          <table:table-cell table:style-name="ce1" office:value-type="string" calcext:value-type="string">
            <text:p>SDary-2</text:p>
          </table:table-cell>
          <table:table-cell table:style-name="ce1" office:value-type="string" calcext:value-type="string">
            <text:p>SDary-3</text:p>
          </table:table-cell>
          <table:table-cell table:style-name="ce1" office:value-type="string" calcext:value-type="string">
            <text:p>SDary-4</text:p>
          </table:table-cell>
          <table:table-cell table:style-name="ce1" office:value-type="string" calcext:value-type="string">
            <text:p><text:span text:style-name="T1">SDary-2</text:span> Rel. Speed</text:p>
          </table:table-cell>
          <table:table-cell table:style-name="ce1" office:value-type="string" calcext:value-type="string">
            <text:p><text:span text:style-name="T1">SDary-3</text:span> Rel. Speed</text:p>
          </table:table-cell>
          <table:table-cell table:style-name="ce1" office:value-type="string" calcext:value-type="string">
            <text:p><text:span text:style-name="T1">SDary-4</text:span> Rel. 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205" calcext:value-type="float">
            <text:p>205</text:p>
          </table:table-cell>
          <table:table-cell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 table:style-name="ce4" table:formula="of:=([.B5]-[.C5])/[.C5]" office:value-type="float" office:value="0.35609756097561" calcext:value-type="float">
            <text:p>+36%</text:p>
          </table:table-cell>
          <table:table-cell table:style-name="ce4" table:formula="of:=([.B5]-[.D5])/[.D5]" office:value-type="float" office:value="0.625730994152047" calcext:value-type="float">
            <text:p>+63%</text:p>
          </table:table-cell>
          <table:table-cell table:style-name="ce4" table:formula="of:=([.B5]-[.E5])/[.E5]" office:value-type="float" office:value="0.510869565217391" calcext:value-type="float">
            <text:p>+5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89" calcext:value-type="float">
            <text:p>189</text:p>
          </table:table-cell>
          <table:table-cell table:style-name="ce4" table:formula="of:=([.B6]-[.C6])/[.C6]" office:value-type="float" office:value="0.379310344827586" calcext:value-type="float">
            <text:p>+38%</text:p>
          </table:table-cell>
          <table:table-cell table:style-name="ce4" table:formula="of:=([.B6]-[.D6])/[.D6]" office:value-type="float" office:value="0.627906976744186" calcext:value-type="float">
            <text:p>+63%</text:p>
          </table:table-cell>
          <table:table-cell table:style-name="ce4" table:formula="of:=([.B6]-[.E6])/[.E6]" office:value-type="float" office:value="0.481481481481481" calcext:value-type="float">
            <text:p>+4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205" calcext:value-type="float">
            <text:p>205</text:p>
          </table:table-cell>
          <table:table-cell office:value-type="float" office:value="163" calcext:value-type="float">
            <text:p>163</text:p>
          </table:table-cell>
          <table:table-cell office:value-type="float" office:value="182" calcext:value-type="float">
            <text:p>182</text:p>
          </table:table-cell>
          <table:table-cell table:style-name="ce4" table:formula="of:=([.B7]-[.C7])/[.C7]" office:value-type="float" office:value="0.35609756097561" calcext:value-type="float">
            <text:p>+36%</text:p>
          </table:table-cell>
          <table:table-cell table:style-name="ce4" table:formula="of:=([.B7]-[.D7])/[.D7]" office:value-type="float" office:value="0.705521472392638" calcext:value-type="float">
            <text:p>+71%</text:p>
          </table:table-cell>
          <table:table-cell table:style-name="ce4" table:formula="of:=([.B7]-[.E7])/[.E7]" office:value-type="float" office:value="0.527472527472528" calcext:value-type="float">
            <text:p>+5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207" calcext:value-type="float">
            <text:p>207</text:p>
          </table:table-cell>
          <table:table-cell office:value-type="float" office:value="167" calcext:value-type="float">
            <text:p>167</text:p>
          </table:table-cell>
          <table:table-cell office:value-type="float" office:value="183" calcext:value-type="float">
            <text:p>183</text:p>
          </table:table-cell>
          <table:table-cell table:style-name="ce4" table:formula="of:=([.B8]-[.C8])/[.C8]" office:value-type="float" office:value="0.347826086956522" calcext:value-type="float">
            <text:p>+35%</text:p>
          </table:table-cell>
          <table:table-cell table:style-name="ce4" table:formula="of:=([.B8]-[.D8])/[.D8]" office:value-type="float" office:value="0.670658682634731" calcext:value-type="float">
            <text:p>+67%</text:p>
          </table:table-cell>
          <table:table-cell table:style-name="ce4" table:formula="of:=([.B8]-[.E8])/[.E8]" office:value-type="float" office:value="0.524590163934426" calcext:value-type="float">
            <text:p>+5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206" calcext:value-type="float">
            <text:p>206</text:p>
          </table:table-cell>
          <table:table-cell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  <table:table-cell table:style-name="ce4" table:formula="of:=([.B9]-[.C9])/[.C9]" office:value-type="float" office:value="0.354368932038835" calcext:value-type="float">
            <text:p>+35%</text:p>
          </table:table-cell>
          <table:table-cell table:style-name="ce4" table:formula="of:=([.B9]-[.D9])/[.D9]" office:value-type="float" office:value="0.650887573964497" calcext:value-type="float">
            <text:p>+65%</text:p>
          </table:table-cell>
          <table:table-cell table:style-name="ce4" table:formula="of:=([.B9]-[.E9])/[.E9]" office:value-type="float" office:value="0.476190476190476" calcext:value-type="float">
            <text:p>+48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3" calcext:value-type="float">
            <text:p>283</text:p>
          </table:table-cell>
          <table:table-cell office:value-type="float" office:value="201" calcext:value-type="float">
            <text:p>201</text:p>
          </table:table-cell>
          <table:table-cell office:value-type="float" office:value="164" calcext:value-type="float">
            <text:p>164</text:p>
          </table:table-cell>
          <table:table-cell office:value-type="float" office:value="184" calcext:value-type="float">
            <text:p>184</text:p>
          </table:table-cell>
          <table:table-cell table:style-name="ce4" table:formula="of:=([.B10]-[.C10])/[.C10]" office:value-type="float" office:value="0.407960199004975" calcext:value-type="float">
            <text:p>+41%</text:p>
          </table:table-cell>
          <table:table-cell table:style-name="ce4" table:formula="of:=([.B10]-[.D10])/[.D10]" office:value-type="float" office:value="0.725609756097561" calcext:value-type="float">
            <text:p>+73%</text:p>
          </table:table-cell>
          <table:table-cell table:style-name="ce4" table:formula="of:=([.B10]-[.E10])/[.E10]" office:value-type="float" office:value="0.53804347826087" calcext:value-type="float">
            <text:p>+54%</text:p>
          </table:table-cell>
        </table:table-row>
        <table:table-row table:style-name="ro1">
          <table:table-cell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table:style-name="ce3" table:number-columns-repeated="3"/>
          <table:table-cell table:style-name="ce1" office:value-type="string" calcext:value-type="string">
            <text:p>Ave.</text:p>
          </table:table-cell>
          <table:table-cell table:style-name="ce5" table:formula="of:=TRIMMEAN([.F5:.F10];0.1)" office:value-type="percentage" office:value="0.36694344746319" calcext:value-type="percentage">
            <text:p>+37%</text:p>
          </table:table-cell>
          <table:table-cell table:style-name="ce5" table:formula="of:=TRIMMEAN([.G5:.G10];0.1)" office:value-type="percentage" office:value="0.667719242664277" calcext:value-type="percentage">
            <text:p>+67%</text:p>
          </table:table-cell>
          <table:table-cell table:style-name="ce5" table:formula="of:=TRIMMEAN([.H5:.H10];0.1)" office:value-type="percentage" office:value="0.509774615426195" calcext:value-type="percentage">
            <text:p>+51%</text:p>
          </table:table-cell>
        </table:table-row>
        <table:table-row table:style-name="ro1" table:number-rows-repeated="3">
          <table:table-cell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 table:number-columns-repeated="3"/>
        </table:table-row>
      </table:table>
      <table:table table:name="Push_Pop_4000K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PU</text:p>
          </table:table-cell>
          <table:table-cell table:style-name="ce1" office:value-type="string" calcext:value-type="string">
            <text:p>Unit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ntel Core i5-4590</text:p>
          </table:table-cell>
          <table:table-cell table:style-name="ce1" office:value-type="string" calcext:value-type="string">
            <text:p>ms / iter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No.</text:p>
          </table:table-cell>
          <table:table-cell table:style-name="ce1" office:value-type="string" calcext:value-type="string">
            <text:p>Std-Binary</text:p>
          </table:table-cell>
          <table:table-cell table:style-name="ce1" office:value-type="string" calcext:value-type="string">
            <text:p>SDary-2</text:p>
          </table:table-cell>
          <table:table-cell table:style-name="ce1" office:value-type="string" calcext:value-type="string">
            <text:p>SDary-3</text:p>
          </table:table-cell>
          <table:table-cell table:style-name="ce1" office:value-type="string" calcext:value-type="string">
            <text:p>SDary-4</text:p>
          </table:table-cell>
          <table:table-cell table:style-name="ce1" office:value-type="string" calcext:value-type="string">
            <text:p><text:span text:style-name="T1">SDary-2</text:span> Rel. Speed</text:p>
          </table:table-cell>
          <table:table-cell table:style-name="ce1" office:value-type="string" calcext:value-type="string">
            <text:p><text:span text:style-name="T1">SDary-3</text:span> Rel. Speed</text:p>
          </table:table-cell>
          <table:table-cell table:style-name="ce1" office:value-type="string" calcext:value-type="string">
            <text:p><text:span text:style-name="T1">SDary-4</text:span> Rel. 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23" calcext:value-type="float">
            <text:p>6623</text:p>
          </table:table-cell>
          <table:table-cell office:value-type="float" office:value="4433" calcext:value-type="float">
            <text:p>4433</text:p>
          </table:table-cell>
          <table:table-cell office:value-type="float" office:value="3857" calcext:value-type="float">
            <text:p>3857</text:p>
          </table:table-cell>
          <table:table-cell office:value-type="float" office:value="4437" calcext:value-type="float">
            <text:p>4437</text:p>
          </table:table-cell>
          <table:table-cell table:style-name="ce4" table:formula="of:=([.B5]-[.C5])/[.C5]" office:value-type="float" office:value="0.494022106925333" calcext:value-type="float">
            <text:p>+49%</text:p>
          </table:table-cell>
          <table:table-cell table:style-name="ce4" table:formula="of:=([.B5]-[.D5])/[.D5]" office:value-type="float" office:value="0.717137671765621" calcext:value-type="float">
            <text:p>+72%</text:p>
          </table:table-cell>
          <table:table-cell table:style-name="ce4" table:formula="of:=([.B5]-[.E5])/[.E5]" office:value-type="float" office:value="0.492675231011945" calcext:value-type="float">
            <text:p>+4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39" calcext:value-type="float">
            <text:p>6539</text:p>
          </table:table-cell>
          <table:table-cell office:value-type="float" office:value="4407" calcext:value-type="float">
            <text:p>4407</text:p>
          </table:table-cell>
          <table:table-cell office:value-type="float" office:value="3819" calcext:value-type="float">
            <text:p>3819</text:p>
          </table:table-cell>
          <table:table-cell office:value-type="float" office:value="4470" calcext:value-type="float">
            <text:p>4470</text:p>
          </table:table-cell>
          <table:table-cell table:style-name="ce4" table:formula="of:=([.B6]-[.C6])/[.C6]" office:value-type="float" office:value="0.48377581120944" calcext:value-type="float">
            <text:p>+48%</text:p>
          </table:table-cell>
          <table:table-cell table:style-name="ce4" table:formula="of:=([.B6]-[.D6])/[.D6]" office:value-type="float" office:value="0.71222833202409" calcext:value-type="float">
            <text:p>+71%</text:p>
          </table:table-cell>
          <table:table-cell table:style-name="ce4" table:formula="of:=([.B6]-[.E6])/[.E6]" office:value-type="float" office:value="0.462863534675615" calcext:value-type="float">
            <text:p>+4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56" calcext:value-type="float">
            <text:p>6556</text:p>
          </table:table-cell>
          <table:table-cell office:value-type="float" office:value="4429" calcext:value-type="float">
            <text:p>4429</text:p>
          </table:table-cell>
          <table:table-cell office:value-type="float" office:value="3835" calcext:value-type="float">
            <text:p>3835</text:p>
          </table:table-cell>
          <table:table-cell office:value-type="float" office:value="4430" calcext:value-type="float">
            <text:p>4430</text:p>
          </table:table-cell>
          <table:table-cell table:style-name="ce4" table:formula="of:=([.B7]-[.C7])/[.C7]" office:value-type="float" office:value="0.480243847369609" calcext:value-type="float">
            <text:p>+48%</text:p>
          </table:table-cell>
          <table:table-cell table:style-name="ce4" table:formula="of:=([.B7]-[.D7])/[.D7]" office:value-type="float" office:value="0.709517601043025" calcext:value-type="float">
            <text:p>+71%</text:p>
          </table:table-cell>
          <table:table-cell table:style-name="ce4" table:formula="of:=([.B7]-[.E7])/[.E7]" office:value-type="float" office:value="0.479909706546275" calcext:value-type="float">
            <text:p>+4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70" calcext:value-type="float">
            <text:p>6470</text:p>
          </table:table-cell>
          <table:table-cell office:value-type="float" office:value="4399" calcext:value-type="float">
            <text:p>4399</text:p>
          </table:table-cell>
          <table:table-cell office:value-type="float" office:value="3800" calcext:value-type="float">
            <text:p>3800</text:p>
          </table:table-cell>
          <table:table-cell office:value-type="float" office:value="4404" calcext:value-type="float">
            <text:p>4404</text:p>
          </table:table-cell>
          <table:table-cell table:style-name="ce4" table:formula="of:=([.B8]-[.C8])/[.C8]" office:value-type="float" office:value="0.470788815639918" calcext:value-type="float">
            <text:p>+47%</text:p>
          </table:table-cell>
          <table:table-cell table:style-name="ce4" table:formula="of:=([.B8]-[.D8])/[.D8]" office:value-type="float" office:value="0.702631578947368" calcext:value-type="float">
            <text:p>+70%</text:p>
          </table:table-cell>
          <table:table-cell table:style-name="ce4" table:formula="of:=([.B8]-[.E8])/[.E8]" office:value-type="float" office:value="0.469118982742961" calcext:value-type="float">
            <text:p>+47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53" calcext:value-type="float">
            <text:p>6453</text:p>
          </table:table-cell>
          <table:table-cell office:value-type="float" office:value="4391" calcext:value-type="float">
            <text:p>4391</text:p>
          </table:table-cell>
          <table:table-cell office:value-type="float" office:value="3811" calcext:value-type="float">
            <text:p>3811</text:p>
          </table:table-cell>
          <table:table-cell office:value-type="float" office:value="4405" calcext:value-type="float">
            <text:p>4405</text:p>
          </table:table-cell>
          <table:table-cell table:style-name="ce4" table:formula="of:=([.B9]-[.C9])/[.C9]" office:value-type="float" office:value="0.469596902755637" calcext:value-type="float">
            <text:p>+47%</text:p>
          </table:table-cell>
          <table:table-cell table:style-name="ce4" table:formula="of:=([.B9]-[.D9])/[.D9]" office:value-type="float" office:value="0.693256363159276" calcext:value-type="float">
            <text:p>+69%</text:p>
          </table:table-cell>
          <table:table-cell table:style-name="ce4" table:formula="of:=([.B9]-[.E9])/[.E9]" office:value-type="float" office:value="0.464926220204313" calcext:value-type="float">
            <text:p>+46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67" calcext:value-type="float">
            <text:p>6467</text:p>
          </table:table-cell>
          <table:table-cell office:value-type="float" office:value="4408" calcext:value-type="float">
            <text:p>4408</text:p>
          </table:table-cell>
          <table:table-cell office:value-type="float" office:value="3818" calcext:value-type="float">
            <text:p>3818</text:p>
          </table:table-cell>
          <table:table-cell office:value-type="float" office:value="4413" calcext:value-type="float">
            <text:p>4413</text:p>
          </table:table-cell>
          <table:table-cell table:style-name="ce4" table:formula="of:=([.B10]-[.C10])/[.C10]" office:value-type="float" office:value="0.467105263157895" calcext:value-type="float">
            <text:p>+47%</text:p>
          </table:table-cell>
          <table:table-cell table:style-name="ce4" table:formula="of:=([.B10]-[.D10])/[.D10]" office:value-type="float" office:value="0.693818753273966" calcext:value-type="float">
            <text:p>+69%</text:p>
          </table:table-cell>
          <table:table-cell table:style-name="ce4" table:formula="of:=([.B10]-[.E10])/[.E10]" office:value-type="float" office:value="0.465443009290732" calcext:value-type="float">
            <text:p>+47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Ave.</text:p>
          </table:table-cell>
          <table:table-cell table:style-name="ce5" table:formula="of:=TRIMMEAN([.F5:.F10];0.1)" office:value-type="percentage" office:value="0.477588791176305" calcext:value-type="percentage">
            <text:p>+48%</text:p>
          </table:table-cell>
          <table:table-cell table:style-name="ce5" table:formula="of:=TRIMMEAN([.G5:.G10];0.1)" office:value-type="percentage" office:value="0.704765050035558" calcext:value-type="percentage">
            <text:p>+70%</text:p>
          </table:table-cell>
          <table:table-cell table:style-name="ce5" table:formula="of:=TRIMMEAN([.H5:.H10];0.1)" office:value-type="percentage" office:value="0.472489447411974" calcext:value-type="percentage">
            <text:p>+47%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P0" style:volatile="true">
      <number:text>+</number:text>
      <number:number number:decimal-places="2" number:min-decimal-places="2" number:min-integer-digits="1"/>
      <number:text>%</number:text>
    </number:percentage-style>
    <number:percentage-style style:name="N129P1" style:volatile="true">
      <number:text>-</number:text>
      <number:number number:decimal-places="2" number:min-decimal-places="2" number:min-integer-digits="1"/>
      <number:text>%</number:text>
    </number:percentage-style>
    <number:number-style style:name="N129">
      <number:text>0.00%</number:text>
      <style:map style:condition="value()&gt;0" style:apply-style-name="N129P0"/>
      <style:map style:condition="value()&lt;0" style:apply-style-name="N129P1"/>
    </number:number-style>
    <number:percentage-style style:name="N130P0" style:volatile="true">
      <number:text>+</number:text>
      <number:number number:decimal-places="0" number:min-decimal-places="0" number:min-integer-digits="1"/>
      <number:text>%</number:text>
    </number:percentage-style>
    <number:percentage-style style:name="N130P1" style:volatile="true">
      <number:text>-</number:text>
      <number:number number:decimal-places="0" number:min-decimal-places="0" number:min-integer-digits="1"/>
      <number:text>%</number:text>
    </number:percentage-style>
    <number:number-style style:name="N130">
      <number:text>0%</number:text>
      <style:map style:condition="value()&gt;0" style:apply-style-name="N130P0"/>
      <style:map style:condition="value()&lt;0" style:apply-style-name="N130P1"/>
    </number:number-style>
    <number:percentage-style style:name="N131P0" style:volatile="true">
      <number:text>+</number:text>
      <number:number number:decimal-places="0" number:min-decimal-places="0" number:min-integer-digits="1"/>
      <number:text>%</number:text>
    </number:percentage-style>
    <number:percentage-style style:name="N131P1" style:volatile="true">
      <number:text>-</number:text>
      <number:number number:decimal-places="0" number:min-decimal-places="0" number:min-integer-digits="1"/>
      <number:text>%</number:text>
    </number:percentage-style>
    <number:percentage-style style:name="N131">
      <number:number number:decimal-places="0" number:min-decimal-places="0" number:min-integer-digits="1"/>
      <number:text>%</number:text>
      <style:map style:condition="value()&gt;0" style:apply-style-name="N131P0"/>
      <style:map style:condition="value()&lt;0" style:apply-style-name="N131P1"/>
    </number:percentage-style>
    <number:number-style style:name="N132">
      <number:number number:decimal-places="1" number:min-decimal-places="1" number:min-integer-digits="1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1:53:04.110909841</meta:creation-date>
    <meta:generator>LibreOffice/24.2.7.2$Linux_X86_64 LibreOffice_project/420$Build-2</meta:generator>
    <dc:date>2025-08-03T10:54:46.869215794</dc:date>
    <meta:editing-duration>PT21H39M4S</meta:editing-duration>
    <meta:editing-cycles>31</meta:editing-cycles>
    <meta:document-statistic meta:table-count="4" meta:cell-count="256" meta:object-count="0"/>
  </office:meta>
</office:document-meta>
</file>